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officeooo:paragraph-rsid="001ec3c7"/>
    </style:style>
    <style:style style:name="P3" style:family="paragraph" style:parent-style-name="Preformatted_20_Text">
      <style:paragraph-properties fo:text-align="center" style:justify-single-word="false"/>
      <style:text-properties fo:font-size="14pt" fo:font-weight="bold" officeooo:paragraph-rsid="001ec3c7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P5" style:family="paragraph" style:parent-style-name="Preformatted_20_Text">
      <style:text-properties officeooo:paragraph-rsid="001ec3c7"/>
    </style:style>
    <style:style style:name="P6" style:family="paragraph" style:parent-style-name="Preformatted_20_Text">
      <style:paragraph-properties fo:margin-top="0in" fo:margin-bottom="0.1965in" loext:contextual-spacing="false"/>
      <style:text-properties officeooo:rsid="0029d868" officeooo:paragraph-rsid="0029d868"/>
    </style:style>
    <style:style style:name="P7" style:family="paragraph" style:parent-style-name="Preformatted_20_Text">
      <style:paragraph-properties fo:margin-top="0in" fo:margin-bottom="0.1965in" loext:contextual-spacing="false"/>
      <style:text-properties officeooo:paragraph-rsid="002f18e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c3c7" style:font-weight-asian="bold" style:font-weight-complex="bold"/>
    </style:style>
    <style:style style:name="T3" style:family="text">
      <style:text-properties fo:font-weight="bold" officeooo:rsid="0029d868" style:font-weight-asian="bold" style:font-weight-complex="bold"/>
    </style:style>
    <style:style style:name="T4" style:family="text">
      <style:text-properties officeooo:rsid="001ec3c7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ec3c7" style:font-weight-asian="normal" style:font-weight-complex="normal"/>
    </style:style>
    <style:style style:name="T7" style:family="text">
      <style:text-properties fo:font-weight="normal" officeooo:rsid="0029d868" style:font-weight-asian="normal" style:font-weight-complex="normal"/>
    </style:style>
    <style:style style:name="T8" style:family="text">
      <style:text-properties officeooo:rsid="0029d8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oston house prices dataset</text:p>
      <text:p text:style-name="Preformatted_20_Text"/>
      <text:p text:style-name="P2">The Boston house-price data has been used in many machine learning papers that address regression <text:span text:style-name="T4">problems. It c</text:span>onsists of price of houses in various <text:span text:style-name="T8">areas</text:span> in Boston. Alongside with price, the dataset also provide information <text:span text:style-name="T8">about the specific area.</text:span></text:p>
      <text:p text:style-name="P2"/>
      <text:p text:style-name="P1">Data<text:span text:style-name="T4">s</text:span>et <text:span text:style-name="T4">c</text:span>haracteristics</text:p>
      <text:p text:style-name="Preformatted_20_Text"/>
      <text:p text:style-name="Preformatted_20_Text"><text:span text:style-name="T1">Number of Instances</text:span>: 506 </text:p>
      <text:p text:style-name="Preformatted_20_Text"/>
      <text:p text:style-name="Preformatted_20_Text"><text:span text:style-name="T1">Number of Attributes</text:span>: 13 numeric/categorical predictive. Median Value (attribute 14) is usually the target.</text:p>
      <text:p text:style-name="Preformatted_20_Text"/>
      <text:p text:style-name="Preformatted_20_Text"><text:span text:style-name="T1">Attribute Information</text:span> (in order):</text:p>
      <text:p text:style-name="Preformatted_20_Text"><text:span text:style-name="T4">1. <text:s/></text:span>CRIM <text:s text:c="4"/>per capita crime rate by town</text:p>
      <text:p text:style-name="Preformatted_20_Text"><text:span text:style-name="T4">2. <text:s/></text:span>ZN <text:s text:c="6"/>proportion of residential land zoned for lots over 25,000 sq.ft.</text:p>
      <text:p text:style-name="Preformatted_20_Text"><text:span text:style-name="T4">3. <text:s/></text:span>INDUS <text:s text:c="3"/>proportion of non-retail business acres per town</text:p>
      <text:p text:style-name="Preformatted_20_Text"><text:span text:style-name="T4">4. <text:s/></text:span>CHAS <text:s text:c="4"/>Charles River dummy variable (= 1 if tract bounds river; 0 <text:span text:style-name="T4">5. </text:span>otherwise)</text:p>
      <text:p text:style-name="Preformatted_20_Text"><text:span text:style-name="T4">6. <text:s/></text:span>NOX <text:s text:c="5"/>nitric oxides concentration (parts per 10 million)</text:p>
      <text:p text:style-name="Preformatted_20_Text"><text:span text:style-name="T4">7. <text:s/></text:span>RM <text:s text:c="6"/>average number of rooms per dwelling</text:p>
      <text:p text:style-name="Preformatted_20_Text"><text:span text:style-name="T4">8. <text:s/></text:span>AGE <text:s text:c="5"/>proportion of owner-occupied units built prior to 1940</text:p>
      <text:p text:style-name="Preformatted_20_Text"><text:span text:style-name="T4">9. <text:s/></text:span>DIS <text:s text:c="5"/>weighted distances to five Boston employment centres</text:p>
      <text:p text:style-name="Preformatted_20_Text"><text:span text:style-name="T4">10. </text:span>RAD <text:s text:c="5"/>index of accessibility to radial highways</text:p>
      <text:p text:style-name="Preformatted_20_Text"><text:span text:style-name="T4">11. </text:span>TAX <text:s text:c="5"/>full-value property-tax rate per $10,000</text:p>
      <text:p text:style-name="Preformatted_20_Text"><text:span text:style-name="T4">12. </text:span>PTRATIO <text:s/>pupil-teacher ratio by town</text:p>
      <text:p text:style-name="Preformatted_20_Text"><text:span text:style-name="T4">13. </text:span>B <text:s text:c="7"/>1000(Bk - 0.63)^2 where Bk is the proportion of blacks by town</text:p>
      <text:p text:style-name="Preformatted_20_Text"><text:span text:style-name="T4">14. </text:span>LSTAT <text:s text:c="3"/>% lower status of the population</text:p>
      <text:p text:style-name="Preformatted_20_Text"><text:span text:style-name="T4">15. </text:span>MEDV <text:s text:c="4"/>Median value of owner-occupied homes in $1000's</text:p>
      <text:p text:style-name="Preformatted_20_Text"/>
      <text:p text:style-name="Preformatted_20_Text"><text:span text:style-name="T1">Missing Attribute Values</text:span>: None</text:p>
      <text:p text:style-name="Preformatted_20_Text"/>
      <text:p text:style-name="Preformatted_20_Text"><text:span text:style-name="T1">Creator</text:span>: Harrison, D. and Rubinfeld, D.L.</text:p>
      <text:p text:style-name="Preformatted_20_Text"/>
      <text:p text:style-name="Preformatted_20_Text"><text:span text:style-name="T1">References</text:span>:</text:p>
      <text:p text:style-name="Preformatted_20_Text">- Belsley, Kuh &amp; Welsch, 'Regression diagnostics: Identifying Influential Data and Sources of Collinearity', Wiley, 1980. 244-261.</text:p>
      <text:p text:style-name="Preformatted_20_Text"/>
      <text:p text:style-name="P4">- Quinlan,R. (1993). Combining Instance-Based and Model-Based Learning. In Proceedings on the Tenth International Conference of Machine Learning, 236-243, University of Massachusetts, Amherst. Morgan Kaufmann.</text:p>
      <text:p text:style-name="P7"><text:span text:style-name="T6">- </text:span><text:a xlink:type="simple" xlink:href="https://archive.ics.uci.edu/ml/machine-learning-databases/housing/" text:style-name="Internet_20_link" text:visited-style-name="Visited_20_Internet_20_Link"><text:span text:style-name="T1">https://archive.ics.uci.edu/ml/machine-learning-databases/housing/</text:span></text:a></text:p>
      <text:p text:style-name="P7"><text:span text:style-name="T7">-</text:span><text:span text:style-name="T3"> </text:span><text:a xlink:type="simple" xlink:href="https://medium.com/@haydar_ai/learning-data-science-day-9-linear-regression-on-boston-housing-dataset-cd62a80775ef" text:style-name="Internet_20_link" text:visited-style-name="Visited_20_Internet_20_Link"><text:span text:style-name="T3">https://medium.com/@haydar_ai/learning-data-science-day-9-linear-regression-on-boston-housing-dataset-cd62a80775ef</text:span></text:a></text:p>
      <text:p text:style-name="P7"><text:span text:style-name="T3">- </text:span><text:a xlink:type="simple" xlink:href="https://www.kaggle.com/c/boston-housing" text:style-name="Internet_20_link" text:visited-style-name="Visited_20_Internet_20_Link"><text:span text:style-name="T3">https://www.kaggle.com/c/boston-housing</text:span></text:a></text:p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1T13:15:17.733266989</dc:date>
    <meta:editing-duration>PT20M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28" meta:word-count="258" meta:character-count="1947" meta:non-whitespace-character-count="1645"/>
  </office:meta>
</office:document-meta>
</file>